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##############################################</text:span></text:p>
      <text:p text:style-name="P1"><text:span text:style-name="T1"># CHUNK A<text:s/></text:span><text:span text:style-name="T2">– FULL BACKEND PACKAGE (BASIC)</text:span></text:p>
      <text:p text:style-name="P1"><text:span text:style-name="T2"># EasyFinder AI – Backend Files in One Script</text:span></text:p>
      <text:p text:style-name="P1"><text:span text:style-name="T2"># Paste this into:</text:span></text:p>
      <text:p text:style-name="P1"><text:span text:style-name="T2"># EasyFinderAI_MASTER/BASIC/backend_app/CHUNK_A_FULL.py</text:span></text:p>
      <text:p text:style-name="P1"><text:span text:style-name="T2">###############################################</text:span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</text:span></text:p>
      <text:p text:style-name="P1"><text:span text:style-name="T2">FILE: main.py</text:span></text:p>
      <text:p text:style-name="P1"><text:span text:style-name="T2">==================================================</text:span></text:p>
      <text:p text:style-name="P1"><text:span text:style-name="T2">&lt;BEGIN main.py&gt;</text:span></text:p>
      <text:p text:style-name="P1"><text:span text:style-name="T2"/></text:p>
      <text:p text:style-name="P1"><text:span text:style-name="T2">import os</text:span></text:p>
      <text:p text:style-name="P1"><text:span text:style-name="T2">from flask import Flask, request, jsonify</text:span></text:p>
      <text:p text:style-name="P1"><text:span text:style-name="T2">from utils.email_automation import send_nda_email</text:span></text:p>
      <text:p text:style-name="P1"><text:span text:style-name="T2">from utils.ai_engine import ai_reply</text:span></text:p>
      <text:p text:style-name="P1"><text:span text:style-name="T2">from utils.ai_lead_scoring import score_lead</text:span></text:p>
      <text:p text:style-name="P1"><text:span text:style-name="T2">from utils.listing_extractor import extract_listing</text:span></text:p>
      <text:p text:style-name="P1"><text:span text:style-name="T2">from utils.outreach_automation import generate_outreach_sequence</text:span></text:p>
      <text:p text:style-name="P1"><text:span text:style-name="T2">from utils.seller_verification import verify_seller</text:span></text:p>
      <text:p text:style-name="P1"><text:span text:style-name="T2"/></text:p>
      <text:p text:style-name="P1"><text:span text:style-name="T2">app = Flask(__name__)</text:span></text:p>
      <text:p text:style-name="P1"><text:span text:style-name="T2"/></text:p>
      <text:p text:style-name="P1"><text:span text:style-name="T2">@app.route("/")</text:span></text:p>
      <text:p text:style-name="P1"><text:span text:style-name="T2">def home():</text:span></text:p>
      <text:p text:style-name="P1"><text:span text:style-name="T2"><text:s text:c="4"/>return "EasyFinder AI Backend Running"</text:span></text:p>
      <text:p text:style-name="P1"><text:span text:style-name="T2"/></text:p>
      <text:p text:style-name="P1"><text:span text:style-name="T2">@app.route("/send-nda", methods=["POST"])</text:span></text:p>
      <text:p text:style-name="P1"><text:span text:style-name="T2">def send_nda():</text:span></text:p>
      <text:p text:style-name="P1"><text:span text:style-name="T2"><text:s text:c="4"/>data = request.json or {}</text:span></text:p>
      <text:p text:style-name="P1"><text:span text:style-name="T2"><text:s text:c="4"/>recipient_email = data.get("email")</text:span></text:p>
      <text:p text:style-name="P1"><text:span text:style-name="T2"><text:s text:c="4"/>recipient_name = data.get("name", "Recipient")</text:span></text:p>
      <text:p text:style-name="P1"><text:span text:style-name="T2"><text:s text:c="4"/>if not recipient_email:</text:span></text:p>
      <text:p text:style-name="P1"><text:span text:style-name="T2"><text:s text:c="8"/>return jsonify({"status": "failure", "reason": "missing email"}), 400</text:span></text:p>
      <text:p text:style-name="P1"><text:span text:style-name="T2"><text:s text:c="4"/>result = send_nda_email(recipient_email, recipient_name)</text:span></text:p>
      <text:p text:style-name="P1"><text:span text:style-name="T2"><text:s text:c="4"/>return jsonify({"status": result})</text:span></text:p>
      <text:p text:style-name="P1"><text:span text:style-name="T2"/></text:p>
      <text:p text:style-name="P1"><text:span text:style-name="T2">@app.route("/ai", methods=["POST"])</text:span></text:p>
      <text:p text:style-name="P1"><text:span text:style-name="T2">def ai():</text:span></text:p>
      <text:p text:style-name="P1"><text:span text:style-name="T2"><text:s text:c="4"/>data = request.json or {}</text:span></text:p>
      <text:p text:style-name="P1"><text:span text:style-name="T2"><text:s text:c="4"/>prompt = data.get("prompt", "")</text:span></text:p>
      <text:p text:style-name="P1"><text:span text:style-name="T2"><text:s text:c="4"/>reply = ai_reply(prompt)</text:span></text:p>
      <text:p text:style-name="P1"><text:span text:style-name="T2"><text:s text:c="4"/>return jsonify({"response": reply})</text:span></text:p>
      <text:p text:style-name="P1"><text:span text:style-name="T2"/></text:p>
      <text:p text:style-name="P1"><text:span text:style-name="T2">@app.route("/ai/score-lead", methods=["POST"])</text:span></text:p>
      <text:p text:style-name="P1"><text:span text:style-name="T2">def ai_score_lead():</text:span></text:p>
      <text:p text:style-name="P1"><text:span text:style-name="T2"><text:s text:c="4"/>data = request.json or {}</text:span></text:p>
      <text:p text:style-name="P1"><text:span text:style-name="T2"><text:s text:c="4"/>text = data.get("text", "")</text:span></text:p>
      <text:p text:style-name="P1"><text:span text:style-name="T2"><text:s text:c="4"/>result = score_lead(text)</text:span></text:p>
      <text:p text:style-name="P1"><text:span text:style-name="T2"><text:s text:c="4"/>return jsonify({"result": result})</text:span></text:p>
      <text:p text:style-name="P1"><text:span text:style-name="T2"/></text:p>
      <text:p text:style-name="P1"><text:span text:style-name="T2">@app.route("/ai/extract-listing", methods=["POST"])</text:span></text:p>
      <text:p text:style-name="P1"><text:span text:style-name="T2">def ai_extract_listing():</text:span></text:p>
      <text:p text:style-name="P1"><text:span text:style-name="T2"><text:s text:c="4"/>data = request.json or {}</text:span></text:p>
      <text:p text:style-name="P1"><text:span text:style-name="T2"><text:s text:c="4"/>input_text = data.get("input", "")</text:span></text:p>
      <text:p text:style-name="P1"><text:span text:style-name="T2"><text:s text:c="4"/>result = extract_listing(input_text)</text:span></text:p>
      <text:p text:style-name="P1"><text:span text:style-name="T2"><text:s text:c="4"/>return jsonify({"result": result})</text:span></text:p>
      <text:p text:style-name="P1"><text:span text:style-name="T2"/></text:p>
      <text:p text:style-name="P1"><text:span text:style-name="T2">@app.route("/ai/outreach", methods=["POST"])</text:span></text:p>
      <text:p text:style-name="P1"><text:span text:style-name="T2">def ai_outreach():</text:span></text:p>
      <text:p text:style-name="P1"><text:span text:style-name="T2"><text:s text:c="4"/>data = request.json or {}</text:span></text:p>
      <text:p text:style-name="P1"><text:span text:style-name="T2"><text:s text:c="4"/>listing = data.get("listing", {})</text:span></text:p>
      <text:p text:style-name="P1"><text:span text:style-name="T2"><text:s text:c="4"/>buyer = data.get("buyer", None)</text:span></text:p>
      <text:p text:style-name="P1"><text:span text:style-name="T2"><text:s text:c="4"/>tone = data.get("tone", "professional")</text:span></text:p>
      <text:p text:style-name="P1"><text:span text:style-name="T2"><text:s text:c="4"/>result = generate_outreach_sequence(listing, buyer, tone)</text:span></text:p>
      <text:p text:style-name="P1"><text:span text:style-name="T2"><text:s text:c="4"/>return jsonify({"result": result})</text:span></text:p>
      <text:p text:style-name="P1"><text:span text:style-name="T2"/></text:p>
      <text:p text:style-name="P1"><text:span text:style-name="T2">@app.route("/ai/verify-seller", methods=["POST"])</text:span></text:p>
      <text:p text:style-name="P1"><text:span text:style-name="T2">def ai_verify_seller():</text:span></text:p>
      <text:p text:style-name="P1"><text:span text:style-name="T2"><text:s text:c="4"/>data = request.json or {}</text:span></text:p>
      <text:p text:style-name="P1"><text:span text:style-name="T2"><text:s text:c="4"/>text = data.get("text", "")</text:span></text:p>
      <text:p text:style-name="P1"><text:span text:style-name="T2"><text:s text:c="4"/>result = verify_seller(text)</text:span></text:p>
      <text:p text:style-name="P1"><text:span text:style-name="T2"><text:s text:c="4"/>return jsonify({"result": result})</text:span></text:p>
      <text:p text:style-name="P1"><text:span text:style-name="T2"/></text:p>
      <text:p text:style-name="P1"><text:span text:style-name="T2">if __name__ == "__main__":</text:span></text:p>
      <text:p text:style-name="P1"><text:span text:style-name="T2"><text:s text:c="4"/>port = int(os.environ.get("PORT", 5000))</text:span></text:p>
      <text:p text:style-name="P1"><text:span text:style-name="T2"><text:s text:c="4"/>app.run(host="0.0.0.0", port=port)</text:span></text:p>
      <text:p text:style-name="P1"><text:span text:style-name="T2"/></text:p>
      <text:p text:style-name="P1"><text:span text:style-name="T2">&lt;END main.py&gt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</text:span></text:p>
      <text:p text:style-name="P1"><text:span text:style-name="T2">FILE: requirements.txt</text:span></text:p>
      <text:p text:style-name="P1"><text:span text:style-name="T2">==================================================</text:span></text:p>
      <text:p text:style-name="P1"><text:span text:style-name="T2">&lt;BEGIN requirements.txt&gt;</text:span></text:p>
      <text:p text:style-name="P1"><text:span text:style-name="T2"/></text:p>
      <text:p text:style-name="P1"><text:span text:style-name="T2">Flask==2.3.2</text:span></text:p>
      <text:p text:style-name="P1"><text:span text:style-name="T2">python-dotenv==1.0.0</text:span></text:p>
      <text:p text:style-name="P1"><text:span text:style-name="T2">requests==2.31.0</text:span></text:p>
      <text:p text:style-name="P1"><text:span text:style-name="T2"/></text:p>
      <text:p text:style-name="P1"><text:span text:style-name="T2">&lt;END requirements.txt&gt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</text:span></text:p>
      <text:p text:style-name="P1"><text:span text:style-name="T2">FILE: config/config.py</text:span></text:p>
      <text:p text:style-name="P1"><text:span text:style-name="T2">==================================================</text:span></text:p>
      <text:p text:style-name="P1"><text:span text:style-name="T2">&lt;BEGIN config/config.py&gt;</text:span></text:p>
      <text:p text:style-name="P1"><text:span text:style-name="T2"/></text:p>
      <text:p text:style-name="P1"><text:span text:style-name="T2">import os</text:span></text:p>
      <text:p text:style-name="P1"><text:span text:style-name="T2">from dotenv import load_dotenv</text:span></text:p>
      <text:p text:style-name="P1"><text:span text:style-name="T2"/></text:p>
      <text:p text:style-name="P1"><text:span text:style-name="T2">load_dotenv()</text:span></text:p>
      <text:p text:style-name="P1"><text:span text:style-name="T2"/></text:p>
      <text:p text:style-name="P1"><text:span text:style-name="T2">EMAIL_HOST = os.getenv("EMAIL_HOST")</text:span></text:p>
      <text:p text:style-name="P1"><text:span text:style-name="T2">EMAIL_PORT = os.getenv("EMAIL_PORT")</text:span></text:p>
      <text:p text:style-name="P1"><text:span text:style-name="T2">EMAIL_USER = os.getenv("EMAIL_USER")</text:span></text:p>
      <text:p text:style-name="P1"><text:span text:style-name="T2">EMAIL_PASS = os.getenv("EMAIL_PASS")</text:span></text:p>
      <text:p text:style-name="P1"><text:span text:style-name="T2"/></text:p>
      <text:p text:style-name="P1"><text:span text:style-name="T2">OPENAI_API_KEY = os.getenv("OPENAI_API_KEY")</text:span></text:p>
      <text:p text:style-name="P1"><text:span text:style-name="T2">OPENAI_MODEL = os.getenv("OPENAI_MODEL", "gpt-4o-mini")</text:span></text:p>
      <text:p text:style-name="P1"><text:span text:style-name="T2"/></text:p>
      <text:p text:style-name="P1"><text:span text:style-name="T2">&lt;END config/config.py&gt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==================================================</text:span></text:p>
      <text:p text:style-name="P1"><text:span text:style-name="T2">FILE: utils/ai_engine.py</text:span></text:p>
      <text:p text:style-name="P1"><text:span text:style-name="T2">==================================================</text:span></text:p>
      <text:p text:style-name="P1"><text:span text:style-name="T2">&lt;BEGIN ai_engine.py&gt;</text:span></text:p>
      <text:p text:style-name="P1"><text:span text:style-name="T2"/></text:p>
      <text:p text:style-name="P1"><text:span text:style-name="T2">import os</text:span></text:p>
      <text:p text:style-name="P1"><text:span text:style-name="T2">import time</text:span></text:p>
      <text:p text:style-name="P1"><text:span text:style-name="T2">import requests</text:span></text:p>
      <text:p text:style-name="P1"><text:span text:style-name="T2">import json</text:span></text:p>
      <text:p text:style-name="P1"><text:span text:style-name="T2">from dotenv import load_dotenv</text:span></text:p>
      <text:p text:style-name="P1"><text:span text:style-name="T2"/></text:p>
      <text:p text:style-name="P1"><text:span text:style-name="T2">load_dotenv()</text:span></text:p>
      <text:p text:style-name="P1"><text:span text:style-name="T2"/></text:p>
      <text:p text:style-name="P1"><text:span text:style-name="T2">OPENAI_API_KEY = os.getenv("OPENAI_API_KEY")</text:span></text:p>
      <text:p text:style-name="P1"><text:span text:style-name="T2">OPENAI_MODEL = os.getenv("OPENAI_MODEL", "gpt-4o-mini")</text:span></text:p>
      <text:p text:style-name="P1"><text:span text:style-name="T2">API_URL = "</text:span><text:a xlink:href="https://api.openai.com/v1/chat/completions"><text:span text:style-name="T3">https://api.openai.com/v1/chat/completions</text:span></text:a><text:span text:style-name="T4">"</text:span></text:p>
      <text:p text:style-name="P1"><text:span text:style-name="T4"/></text:p>
      <text:p text:style-name="P1"><text:span text:style-name="T4">def clean_json_text(text):</text:span></text:p>
      <text:p text:style-name="P1"><text:span text:style-name="T4"><text:s text:c="4"/>t = text.strip()</text:span></text:p>
      <text:p text:style-name="P1"><text:span text:style-name="T4"><text:s text:c="4"/>if t.startswith("```"):</text:span></text:p>
      <text:p text:style-name="P1"><text:span text:style-name="T4"><text:s text:c="8"/>t = t.strip("`")</text:span></text:p>
      <text:p text:style-name="P1"><text:span text:style-name="T4"><text:s text:c="4"/>if t.lower().startswith("json"):</text:span></text:p>
      <text:p text:style-name="P1"><text:span text:style-name="T4"><text:s text:c="8"/>t = t[4:].strip()</text:span></text:p>
      <text:p text:style-name="P1"><text:span text:style-name="T4"><text:s text:c="4"/>return t</text:span></text:p>
      <text:p text:style-name="P1"><text:span text:style-name="T4"/></text:p>
      <text:p text:style-name="P1"><text:span text:style-name="T4">def ai_reply(prompt, retries=2):</text:span></text:p>
      <text:p text:style-name="P1"><text:span text:style-name="T4"><text:s text:c="4"/>if not OPENAI_API_KEY:</text:span></text:p>
      <text:p text:style-name="P1"><text:span text:style-name="T4"><text:s text:c="8"/>return "AI Error: missing OPENAI_API_KEY"</text:span></text:p>
      <text:p text:style-name="P1"><text:span text:style-name="T4"/></text:p>
      <text:p text:style-name="P1"><text:span text:style-name="T4"><text:s text:c="4"/>headers = {</text:span></text:p>
      <text:p text:style-name="P1"><text:span text:style-name="T4"><text:s text:c="8"/>"Content-Type": "application/json",</text:span></text:p>
      <text:p text:style-name="P1"><text:span text:style-name="T4"><text:s text:c="8"/>"Authorization": f"Bearer {OPENAI_API_KEY}"</text:span></text:p>
      <text:p text:style-name="P1"><text:span text:style-name="T4"><text:s text:c="4"/>}</text:span></text:p>
      <text:p text:style-name="P1"><text:span text:style-name="T4"/></text:p>
      <text:p text:style-name="P1"><text:span text:style-name="T4"><text:s text:c="4"/>payload = {</text:span></text:p>
      <text:p text:style-name="P1"><text:span text:style-name="T4"><text:s text:c="8"/>"model": OPENAI_MODEL,</text:span></text:p>
      <text:p text:style-name="P1"><text:span text:style-name="T4"><text:s text:c="8"/>"messages": [</text:span></text:p>
      <text:p text:style-name="P1"><text:span text:style-name="T4"><text:s text:c="12"/>{"role": "system", "content": "You are an AI for heavy equipment automation."},</text:span></text:p>
      <text:p text:style-name="P1"><text:span text:style-name="T4"><text:s text:c="12"/>{"role": "user", "content": prompt}</text:span></text:p>
      <text:p text:style-name="P1"><text:span text:style-name="T4"><text:s text:c="8"/>],</text:span></text:p>
      <text:p text:style-name="P1"><text:span text:style-name="T4"><text:s text:c="8"/>"temperature": 0.2,</text:span></text:p>
      <text:p text:style-name="P1"><text:span text:style-name="T4"><text:s text:c="8"/>"max_tokens": 800</text:span></text:p>
      <text:p text:style-name="P1"><text:span text:style-name="T4"><text:s text:c="4"/>}</text:span></text:p>
      <text:p text:style-name="P1"><text:span text:style-name="T4"/></text:p>
      <text:p text:style-name="P1"><text:span text:style-name="T4"><text:s text:c="4"/>for attempt in range(retries + 1):</text:span></text:p>
      <text:p text:style-name="P1"><text:span text:style-name="T4"><text:s text:c="8"/>try:</text:span></text:p>
      <text:p text:style-name="P1"><text:span text:style-name="T4"><text:s text:c="12"/>response = requests.post(API_URL, headers=headers, json=payload)</text:span></text:p>
      <text:p text:style-name="P1"><text:span text:style-name="T4"><text:s text:c="12"/>data = response.json()</text:span></text:p>
      <text:p text:style-name="P1"><text:span text:style-name="T4"><text:s text:c="12"/>content = data["choices"][0]["message"]["content"]</text:span></text:p>
      <text:p text:style-name="P1"><text:span text:style-name="T4"><text:s text:c="12"/>return clean_json_text(content)</text:span></text:p>
      <text:p text:style-name="P1"><text:span text:style-name="T4"><text:s text:c="8"/>except:</text:span></text:p>
      <text:p text:style-name="P1"><text:span text:style-name="T4"><text:s text:c="12"/>time.sleep(1)</text:span></text:p>
      <text:p text:style-name="P1"><text:span text:style-name="T4"/></text:p>
      <text:p text:style-name="P1"><text:span text:style-name="T4"><text:s text:c="4"/>return "AI Error"</text:span></text:p>
      <text:p text:style-name="P1"><text:span text:style-name="T4"/></text:p>
      <text:p text:style-name="P1"><text:span text:style-name="T4">&lt;END ai_engine.py&gt;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==================================================</text:span></text:p>
      <text:p text:style-name="P1"><text:span text:style-name="T4">FILE: utils/ai_lead_scoring.py</text:span></text:p>
      <text:p text:style-name="P1"><text:span text:style-name="T4">==================================================</text:span></text:p>
      <text:p text:style-name="P1"><text:span text:style-name="T4">&lt;BEGIN ai_lead_scoring.py&gt;</text:span></text:p>
      <text:p text:style-name="P1"><text:span text:style-name="T4"/></text:p>
      <text:p text:style-name="P1"><text:span text:style-name="T4">import json</text:span></text:p>
      <text:p text:style-name="P1"><text:span text:style-name="T4">from utils.ai_engine import ai_reply</text:span></text:p>
      <text:p text:style-name="P1"><text:span text:style-name="T4"/></text:p>
      <text:p text:style-name="P1"><text:span text:style-name="T4">def score_lead(text):</text:span></text:p>
      <text:p text:style-name="P1"><text:span text:style-name="T4"><text:s text:c="4"/>prompt = f"""</text:span></text:p>
      <text:p text:style-name="P1"><text:span text:style-name="T4"><text:s text:c="4"/>Evaluate heavy equipment listing and return:</text:span></text:p>
      <text:p text:style-name="P1"><text:span text:style-name="T4"><text:s text:c="4"/>{{</text:span></text:p>
      <text:p text:style-name="P1"><text:span text:style-name="T4"><text:s text:c="6"/>"score": 0-100,</text:span></text:p>
      <text:p text:style-name="P1"><text:span text:style-name="T4"><text:s text:c="6"/>"category": "Excellent|Good|Fair|Poor",</text:span></text:p>
      <text:p text:style-name="P1"><text:span text:style-name="T4"><text:s text:c="6"/>"reasons": ["...", "..."]</text:span></text:p>
      <text:p text:style-name="P1"><text:span text:style-name="T4"><text:s text:c="4"/>}}</text:span></text:p>
      <text:p text:style-name="P1"><text:span text:style-name="T4"><text:s text:c="4"/>Listing: {text}</text:span></text:p>
      <text:p text:style-name="P1"><text:span text:style-name="T4"><text:s text:c="4"/>Respond with ONLY JSON.</text:span></text:p>
      <text:p text:style-name="P1"><text:span text:style-name="T4"><text:s text:c="4"/>"""</text:span></text:p>
      <text:p text:style-name="P1"><text:span text:style-name="T4"><text:s text:c="4"/>ai_out = ai_reply(prompt)</text:span></text:p>
      <text:p text:style-name="P1"><text:span text:style-name="T4"><text:s text:c="4"/>try:</text:span></text:p>
      <text:p text:style-name="P1"><text:span text:style-name="T4"><text:s text:c="8"/>return json.loads(ai_out)</text:span></text:p>
      <text:p text:style-name="P1"><text:span text:style-name="T4"><text:s text:c="4"/>except:</text:span></text:p>
      <text:p text:style-name="P1"><text:span text:style-name="T4"><text:s text:c="8"/>return {"score": 50, "category": "Fair", "reasons": ["AI parse error"], "raw": ai_out}</text:span></text:p>
      <text:p text:style-name="P1"><text:span text:style-name="T4"/></text:p>
      <text:p text:style-name="P1"><text:span text:style-name="T4">&lt;END ai_lead_scoring.py&gt;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==================================================</text:span></text:p>
      <text:p text:style-name="P1"><text:span text:style-name="T4">FILE: utils/listing_extractor.py</text:span></text:p>
      <text:p text:style-name="P1"><text:span text:style-name="T4">==================================================</text:span></text:p>
      <text:p text:style-name="P1"><text:span text:style-name="T4">&lt;BEGIN listing_extractor.py&gt;</text:span></text:p>
      <text:p text:style-name="P1"><text:span text:style-name="T4"/></text:p>
      <text:p text:style-name="P1"><text:span text:style-name="T4">import json</text:span></text:p>
      <text:p text:style-name="P1"><text:span text:style-name="T4">from utils.ai_engine import ai_reply</text:span></text:p>
      <text:p text:style-name="P1"><text:span text:style-name="T4"/></text:p>
      <text:p text:style-name="P1"><text:span text:style-name="T4">def extract_listing(raw):</text:span></text:p>
      <text:p text:style-name="P1"><text:span text:style-name="T4"><text:s text:c="4"/>prompt = f"""</text:span></text:p>
      <text:p text:style-name="P1"><text:span text:style-name="T4"><text:s text:c="4"/>Extract structured data from heavy equipment listing.</text:span></text:p>
      <text:p text:style-name="P1"><text:span text:style-name="T4"><text:s text:c="4"/>Return ONLY JSON:</text:span></text:p>
      <text:p text:style-name="P1"><text:span text:style-name="T4"><text:s text:c="4"/>{{</text:span></text:p>
      <text:p text:style-name="P1"><text:span text:style-name="T4"><text:s text:c="6"/>"title": "",</text:span></text:p>
      <text:p text:style-name="P1"><text:span text:style-name="T4"><text:s text:c="6"/>"make": "",</text:span></text:p>
      <text:p text:style-name="P1"><text:span text:style-name="T4"><text:s text:c="6"/>"model": "",</text:span></text:p>
      <text:p text:style-name="P1"><text:span text:style-name="T4"><text:s text:c="6"/>"year": "",</text:span></text:p>
      <text:p text:style-name="P1"><text:span text:style-name="T4"><text:s text:c="6"/>"hours_or_miles": "",</text:span></text:p>
      <text:p text:style-name="P1"><text:span text:style-name="T4"><text:s text:c="6"/>"price": "",</text:span></text:p>
      <text:p text:style-name="P1"><text:span text:style-name="T4"><text:s text:c="6"/>"location": "",</text:span></text:p>
      <text:p text:style-name="P1"><text:span text:style-name="T4"><text:s text:c="6"/>"seller_type": "",</text:span></text:p>
      <text:p text:style-name="P1"><text:span text:style-name="T4"><text:s text:c="6"/>"condition_summary": "",</text:span></text:p>
      <text:p text:style-name="P1"><text:span text:style-name="T4"><text:s text:c="6"/>"images": []</text:span></text:p>
      <text:p text:style-name="P1"><text:span text:style-name="T4"><text:s text:c="4"/>}}</text:span></text:p>
      <text:p text:style-name="P1"><text:span text:style-name="T4"><text:s text:c="4"/>Input: {raw}</text:span></text:p>
      <text:p text:style-name="P1"><text:span text:style-name="T4"><text:s text:c="4"/>"""</text:span></text:p>
      <text:p text:style-name="P1"><text:span text:style-name="T4"><text:s text:c="4"/>ai_out = ai_reply(prompt)</text:span></text:p>
      <text:p text:style-name="P1"><text:span text:style-name="T4"><text:s text:c="4"/>try:</text:span></text:p>
      <text:p text:style-name="P1"><text:span text:style-name="T4"><text:s text:c="8"/>return json.loads(ai_out)</text:span></text:p>
      <text:p text:style-name="P1"><text:span text:style-name="T4"><text:s text:c="4"/>except:</text:span></text:p>
      <text:p text:style-name="P1"><text:span text:style-name="T4"><text:s text:c="8"/>return {"error": "parse error", "raw": ai_out}</text:span></text:p>
      <text:p text:style-name="P1"><text:span text:style-name="T4"/></text:p>
      <text:p text:style-name="P1"><text:span text:style-name="T4">&lt;END listing_extractor.py&gt;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==================================================</text:span></text:p>
      <text:p text:style-name="P1"><text:span text:style-name="T4">FILE: utils/outreach_automation.py</text:span></text:p>
      <text:p text:style-name="P1"><text:span text:style-name="T4">==================================================</text:span></text:p>
      <text:p text:style-name="P1"><text:span text:style-name="T4">&lt;BEGIN outreach_automation.py&gt;</text:span></text:p>
      <text:p text:style-name="P1"><text:span text:style-name="T4"/></text:p>
      <text:p text:style-name="P1"><text:span text:style-name="T4">import json</text:span></text:p>
      <text:p text:style-name="P1"><text:span text:style-name="T4">from utils.ai_engine import ai_reply</text:span></text:p>
      <text:p text:style-name="P1"><text:span text:style-name="T4"/></text:p>
      <text:p text:style-name="P1"><text:span text:style-name="T4">def generate_outreach_sequence(listing, buyer, tone="professional"):</text:span></text:p>
      <text:p text:style-name="P1"><text:span text:style-name="T4"><text:s text:c="4"/>prompt = f"""</text:span></text:p>
      <text:p text:style-name="P1"><text:span text:style-name="T4"><text:s text:c="4"/>Create 3 outreach emails in JSON:</text:span></text:p>
      <text:p text:style-name="P1"><text:span text:style-name="T4"><text:s text:c="4"/>{{</text:span></text:p>
      <text:p text:style-name="P1"><text:span text:style-name="T4"><text:s text:c="6"/>"emails": [</text:span></text:p>
      <text:p text:style-name="P1"><text:span text:style-name="T4"><text:s text:c="8"/>{{"subject": "", "body": ""}},</text:span></text:p>
      <text:p text:style-name="P1"><text:span text:style-name="T4"><text:s text:c="8"/>{{"subject": "", "body": ""}},</text:span></text:p>
      <text:p text:style-name="P1"><text:span text:style-name="T4"><text:s text:c="8"/>{{"subject": "", "body": ""}}</text:span></text:p>
      <text:p text:style-name="P1"><text:span text:style-name="T4"><text:s text:c="6"/>]</text:span></text:p>
      <text:p text:style-name="P1"><text:span text:style-name="T4"><text:s text:c="4"/>}}</text:span></text:p>
      <text:p text:style-name="P1"><text:span text:style-name="T4"><text:s text:c="4"/>Tone: {tone}</text:span></text:p>
      <text:p text:style-name="P1"><text:span text:style-name="T4"><text:s text:c="4"/>Listing: {json.dumps(listing)}</text:span></text:p>
      <text:p text:style-name="P1"><text:span text:style-name="T4"><text:s text:c="4"/>Buyer: {json.dumps(buyer)}</text:span></text:p>
      <text:p text:style-name="P1"><text:span text:style-name="T4"><text:s text:c="4"/>"""</text:span></text:p>
      <text:p text:style-name="P1"><text:span text:style-name="T4"/></text:p>
      <text:p text:style-name="P1"><text:span text:style-name="T4"><text:s text:c="4"/>ai_out = ai_reply(prompt)</text:span></text:p>
      <text:p text:style-name="P1"><text:span text:style-name="T4"><text:s text:c="4"/>try:</text:span></text:p>
      <text:p text:style-name="P1"><text:span text:style-name="T4"><text:s text:c="8"/>return json.loads(ai_out)</text:span></text:p>
      <text:p text:style-name="P1"><text:span text:style-name="T4"><text:s text:c="4"/>except:</text:span></text:p>
      <text:p text:style-name="P1"><text:span text:style-name="T4"><text:s text:c="8"/>return {"error": "parse error", "raw": ai_out}</text:span></text:p>
      <text:p text:style-name="P1"><text:span text:style-name="T4"/></text:p>
      <text:p text:style-name="P1"><text:span text:style-name="T4">&lt;END outreach_automation.py&gt;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==================================================</text:span></text:p>
      <text:p text:style-name="P1"><text:span text:style-name="T4">FILE: utils/seller_verification.py</text:span></text:p>
      <text:p text:style-name="P1"><text:span text:style-name="T4">==================================================</text:span></text:p>
      <text:p text:style-name="P1"><text:span text:style-name="T4">&lt;BEGIN seller_verification.py&gt;</text:span></text:p>
      <text:p text:style-name="P1"><text:span text:style-name="T4"/></text:p>
      <text:p text:style-name="P1"><text:span text:style-name="T4">import json</text:span></text:p>
      <text:p text:style-name="P1"><text:span text:style-name="T4">from utils.ai_engine import ai_reply</text:span></text:p>
      <text:p text:style-name="P1"><text:span text:style-name="T4"/></text:p>
      <text:p text:style-name="P1"><text:span text:style-name="T4">def verify_seller(text):</text:span></text:p>
      <text:p text:style-name="P1"><text:span text:style-name="T4"><text:s text:c="4"/>prompt = f"""</text:span></text:p>
      <text:p text:style-name="P1"><text:span text:style-name="T4"><text:s text:c="4"/>Analyze seller text for fraud.</text:span></text:p>
      <text:p text:style-name="P1"><text:span text:style-name="T4"><text:s text:c="4"/>Return ONLY JSON:</text:span></text:p>
      <text:p text:style-name="P1"><text:span text:style-name="T4"><text:s text:c="4"/>{{</text:span></text:p>
      <text:p text:style-name="P1"><text:span text:style-name="T4"><text:s text:c="6"/>"suspicion_score": 0-100,</text:span></text:p>
      <text:p text:style-name="P1"><text:span text:style-name="T4"><text:s text:c="6"/>"flags": [".."],</text:span></text:p>
      <text:p text:style-name="P1"><text:span text:style-name="T4"><text:s text:c="6"/>"recommendation": "..."</text:span></text:p>
      <text:p text:style-name="P1"><text:span text:style-name="T4"><text:s text:c="4"/>}}</text:span></text:p>
      <text:p text:style-name="P1"><text:span text:style-name="T4"><text:s text:c="4"/>Input: {text}</text:span></text:p>
      <text:p text:style-name="P1"><text:span text:style-name="T4"><text:s text:c="4"/>"""</text:span></text:p>
      <text:p text:style-name="P1"><text:span text:style-name="T4"><text:s text:c="4"/>ai_out = ai_reply(prompt)</text:span></text:p>
      <text:p text:style-name="P1"><text:span text:style-name="T4"><text:s text:c="4"/>try:</text:span></text:p>
      <text:p text:style-name="P1"><text:span text:style-name="T4"><text:s text:c="8"/>return json.loads(ai_out)</text:span></text:p>
      <text:p text:style-name="P1"><text:span text:style-name="T4"><text:s text:c="4"/>except:</text:span></text:p>
      <text:p text:style-name="P1"><text:span text:style-name="T4"><text:s text:c="8"/>return {"error": "parse", "raw": ai_out}</text:span></text:p>
      <text:p text:style-name="P1"><text:span text:style-name="T4"/></text:p>
      <text:p text:style-name="P1"><text:span text:style-name="T4">&lt;END seller_verification.py&gt;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==================================================</text:span></text:p>
      <text:p text:style-name="P1"><text:span text:style-name="T4">FILE: utils/email_automation.py</text:span></text:p>
      <text:p text:style-name="P1"><text:span text:style-name="T4">==================================================</text:span></text:p>
      <text:p text:style-name="P1"><text:span text:style-name="T4">&lt;BEGIN email_automation.py&gt;</text:span></text:p>
      <text:p text:style-name="P1"><text:span text:style-name="T4"/></text:p>
      <text:p text:style-name="P1"><text:span text:style-name="T4">import os</text:span></text:p>
      <text:p text:style-name="P1"><text:span text:style-name="T4">import smtplib</text:span></text:p>
      <text:p text:style-name="P1"><text:span text:style-name="T4">from email.mime.multipart import MIMEMultipart</text:span></text:p>
      <text:p text:style-name="P1"><text:span text:style-name="T4">from email.mime.text import MIMEText</text:span></text:p>
      <text:p text:style-name="P1"><text:span text:style-name="T4">from config.config import EMAIL_HOST, EMAIL_PORT, EMAIL_USER, EMAIL_PASS</text:span></text:p>
      <text:p text:style-name="P1"><text:span text:style-name="T4"/></text:p>
      <text:p text:style-name="P1"><text:span text:style-name="T4">def send_nda_email(to_email, name):</text:span></text:p>
      <text:p text:style-name="P1"><text:span text:style-name="T4"><text:s text:c="4"/>try:</text:span></text:p>
      <text:p text:style-name="P1"><text:span text:style-name="T4"><text:s text:c="8"/>msg = MIMEMultipart("alternative")</text:span></text:p>
      <text:p text:style-name="P1"><text:span text:style-name="T4"><text:s text:c="8"/>msg["Subject"] = "Sign NDA &amp; Book Demo – EasyFinder AI"</text:span></text:p>
      <text:p text:style-name="P1"><text:span text:style-name="T4"><text:s text:c="8"/>msg["From"] = EMAIL_USER</text:span></text:p>
      <text:p text:style-name="P1"><text:span text:style-name="T4"><text:s text:c="8"/>msg["To"] = to_email</text:span></text:p>
      <text:p text:style-name="P1"><text:span text:style-name="T4"/></text:p>
      <text:p text:style-name="P1"><text:span text:style-name="T4"><text:s text:c="8"/>path = os.path.join(os.path.dirname(os.path.dirname(__file__)), "templates", "nda_email.html")</text:span></text:p>
      <text:p text:style-name="P1"><text:span text:style-name="T4"><text:s text:c="8"/>with open(path, "r") as f:</text:span></text:p>
      <text:p text:style-name="P1"><text:span text:style-name="T4"><text:s text:c="12"/>html = f.read().replace("[Recipient Name]", name)</text:span></text:p>
      <text:p text:style-name="P1"><text:span text:style-name="T4"/></text:p>
      <text:p text:style-name="P1"><text:span text:style-name="T4"><text:s text:c="8"/>msg.attach(MIMEText(html, "html"))</text:span></text:p>
      <text:p text:style-name="P1"><text:span text:style-name="T4"/></text:p>
      <text:p text:style-name="P1"><text:span text:style-name="T4"><text:s text:c="8"/>server = smtplib.SMTP(EMAIL_HOST, int(EMAIL_PORT))</text:span></text:p>
      <text:p text:style-name="P1"><text:span text:style-name="T4"><text:s text:c="8"/>server.starttls()</text:span></text:p>
      <text:p text:style-name="P1"><text:span text:style-name="T4"><text:s text:c="8"/>server.login(EMAIL_USER, EMAIL_PASS)</text:span></text:p>
      <text:p text:style-name="P1"><text:span text:style-name="T4"><text:s text:c="8"/>server.sendmail(EMAIL_USER, to_email, msg.as_string())</text:span></text:p>
      <text:p text:style-name="P1"><text:span text:style-name="T4"><text:s text:c="8"/>server.quit()</text:span></text:p>
      <text:p text:style-name="P1"><text:span text:style-name="T4"><text:s text:c="8"/>return "success"</text:span></text:p>
      <text:p text:style-name="P1"><text:span text:style-name="T4"/></text:p>
      <text:p text:style-name="P1"><text:span text:style-name="T4"><text:s text:c="4"/>except Exception as e:</text:span></text:p>
      <text:p text:style-name="P1"><text:span text:style-name="T4"><text:s text:c="8"/>return f"failure: {str(e)}"</text:span></text:p>
      <text:p text:style-name="P1"><text:span text:style-name="T4"/></text:p>
      <text:p text:style-name="P1"><text:span text:style-name="T4">&lt;END email_automation.py&gt;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==================================================</text:span></text:p>
      <text:p text:style-name="P1"><text:span text:style-name="T4">FILE: templates/nda_email.html</text:span></text:p>
      <text:p text:style-name="P1"><text:span text:style-name="T4">==================================================</text:span></text:p>
      <text:p text:style-name="P1"><text:span text:style-name="T4">&lt;BEGIN nda_email.html&gt;</text:span></text:p>
      <text:p text:style-name="P1"><text:span text:style-name="T4"/></text:p>
      <text:p text:style-name="P1"><text:span text:style-name="T4">&lt;!DOCTYPE html&gt;</text:span></text:p>
      <text:p text:style-name="P1"><text:span text:style-name="T4">&lt;html&gt;</text:span></text:p>
      <text:p text:style-name="P1"><text:span text:style-name="T4">&lt;body&gt;</text:span></text:p>
      <text:p text:style-name="P1"><text:span text:style-name="T4"><text:s text:c="2"/>&lt;h2 style="color:#00bfff;"&gt;EasyFinder AI – NDA &amp; Demo&lt;/h2&gt;</text:span></text:p>
      <text:p text:style-name="P1"><text:span text:style-name="T4"><text:s text:c="2"/>&lt;p&gt;Hello [Recipient Name],&lt;/p&gt;</text:span></text:p>
      <text:p text:style-name="P1"><text:span text:style-name="T4"><text:s text:c="2"/>&lt;p&gt;Click the link below to sign the NDA and schedule your demo:&lt;/p&gt;</text:span></text:p>
      <text:p text:style-name="P1"><text:span text:style-name="T4"><text:s text:c="2"/>&lt;a href="[NDA_SIGNING_LINK]" style="background:#00bfff;color:white;padding:10px 20px;text-decoration:none;"&gt;Sign NDA&lt;/a&gt;</text:span></text:p>
      <text:p text:style-name="P1"><text:span text:style-name="T4">&lt;/body&gt;</text:span></text:p>
      <text:p text:style-name="P1"><text:span text:style-name="T4">&lt;/html&gt;</text:span></text:p>
      <text:p text:style-name="P1"><text:span text:style-name="T4"/></text:p>
      <text:p text:style-name="P1"><text:span text:style-name="T4">&lt;END nda_email.html&gt;</text:span></text:p>
      <text:p text:style-name="P1"><text:span text:style-name="T4"/></text:p>
      <text:p text:style-name="P1"><text:span text:style-name="T4"/></text:p>
      <text:p text:style-name="P1"><text:span text:style-name="T4">###############################################</text:span></text:p>
      <text:p text:style-name="P1"><text:span text:style-name="T4"># END OF CHUNK A FULL PACKAGE</text:span></text:p>
      <text:p text:style-name="P1"><text:span text:style-name="T4">###############################################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